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29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20" calcext:value-type="currency" table:number-columns-spanned="2" table:number-rows-spanned="2">
            <text:p>$52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5-10-01" calcext:value-type="date">
            <text:p>10/01/25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10-01" calcext:value-type="date">
            <text:p>10/01/25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9-21T15:44:55.592475772</dc:date>
    <meta:editing-cycles>55</meta:editing-cycles>
    <meta:editing-duration>PT3H26S</meta:editing-duration>
    <meta:generator>LibreOffice/7.4.7.2$Linux_AARCH64 LibreOffice_project/40$Build-2</meta:generator>
    <meta:document-statistic meta:table-count="1" meta:cell-count="32" meta:object-count="1"/>
  </office:meta>
</office:document-meta>
</file>